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37860" officeooo:paragraph-rsid="00037860"/>
    </style:style>
    <style:style style:name="P2" style:family="paragraph" style:parent-style-name="Subtitle">
      <style:text-properties style:font-name="Arial"/>
    </style:style>
    <style:style style:name="P3" style:family="paragraph" style:parent-style-name="Title">
      <style:text-properties style:font-name="Arial" fo:font-size="28pt" fo:font-weight="bold" officeooo:rsid="0023858c" officeooo:paragraph-rsid="002f5d4c" style:font-name-asian="Microsoft YaHei" style:font-size-asian="28pt" style:font-weight-asian="bold" style:font-name-complex="Arial1" style:font-size-complex="28pt" style:font-weight-complex="bold"/>
    </style:style>
    <style:style style:name="P4" style:family="paragraph" style:parent-style-name="Header">
      <style:text-properties style:font-name="Arial" officeooo:rsid="000ac9cb" officeooo:paragraph-rsid="000ac9cb"/>
    </style:style>
    <style:style style:name="P5" style:family="paragraph" style:parent-style-name="Heading_20_1">
      <style:text-properties style:font-name="Arial"/>
    </style:style>
    <style:style style:name="P6" style:family="paragraph" style:parent-style-name="Heading_20_1">
      <style:paragraph-properties fo:break-before="page"/>
      <style:text-properties style:font-name="Arial"/>
    </style:style>
    <style:style style:name="P7" style:family="paragraph" style:parent-style-name="Heading_20_1">
      <style:paragraph-properties fo:break-before="page"/>
      <style:text-properties style:font-name="Arial" officeooo:paragraph-rsid="000bd18a"/>
    </style:style>
    <style:style style:name="P8" style:family="paragraph" style:parent-style-name="Heading_20_3">
      <style:text-properties style:font-name="Arial"/>
    </style:style>
    <style:style style:name="P9" style:family="paragraph" style:parent-style-name="Heading_20_3">
      <style:text-properties style:font-name="Arial" officeooo:rsid="0033f18b" officeooo:paragraph-rsid="0033f18b"/>
    </style:style>
    <style:style style:name="P10" style:family="paragraph" style:parent-style-name="Text_20_body">
      <style:text-properties officeooo:paragraph-rsid="0033f18b"/>
    </style:style>
    <style:style style:name="P11" style:family="paragraph" style:parent-style-name="Text_20_body">
      <style:text-properties style:font-name="Arial" officeooo:rsid="002f5d4c" officeooo:paragraph-rsid="002f5d4c"/>
    </style:style>
    <style:style style:name="P12" style:family="paragraph" style:parent-style-name="Text_20_body" style:list-style-name="L1">
      <style:text-properties style:font-name="Arial" officeooo:rsid="002f5d4c" officeooo:paragraph-rsid="002f5d4c"/>
    </style:style>
    <style:style style:name="P13" style:family="paragraph" style:parent-style-name="Text_20_body">
      <style:text-properties style:font-name="Arial" officeooo:rsid="00332180" officeooo:paragraph-rsid="00332180"/>
    </style:style>
    <style:style style:name="P14" style:family="paragraph" style:parent-style-name="Text_20_body" style:list-style-name="L1">
      <style:text-properties style:font-name="Arial" officeooo:paragraph-rsid="002f5d4c"/>
    </style:style>
    <style:style style:name="P15" style:family="paragraph" style:parent-style-name="Text_20_body">
      <style:text-properties style:font-name="Arial" officeooo:paragraph-rsid="000bd18a"/>
    </style:style>
    <style:style style:name="P16" style:family="paragraph" style:parent-style-name="Text_20_body">
      <style:text-properties style:font-name="Arial" officeooo:rsid="0033f18b" officeooo:paragraph-rsid="0033f18b"/>
    </style:style>
    <style:style style:name="P17" style:family="paragraph" style:parent-style-name="Text_20_body" style:list-style-name="L2">
      <style:text-properties style:font-name="Arial" fo:font-weight="normal" officeooo:rsid="0032fbc8" officeooo:paragraph-rsid="0032fbc8" style:font-weight-asian="normal" style:font-weight-complex="normal"/>
    </style:style>
    <style:style style:name="P18" style:family="paragraph" style:parent-style-name="Text_20_body">
      <style:text-properties officeooo:paragraph-rsid="00390393"/>
    </style:style>
    <style:style style:name="T1" style:family="text">
      <style:text-properties officeooo:rsid="00096f55"/>
    </style:style>
    <style:style style:name="T2" style:family="text">
      <style:text-properties officeooo:rsid="002f5d4c"/>
    </style:style>
    <style:style style:name="T3" style:family="text">
      <style:text-properties officeooo:rsid="00314c38"/>
    </style:style>
    <style:style style:name="T4" style:family="text">
      <style:text-properties officeooo:rsid="00332180"/>
    </style:style>
    <style:style style:name="T5" style:family="text">
      <style:text-properties officeooo:rsid="0033fd9b"/>
    </style:style>
    <style:style style:name="T6" style:family="text">
      <style:text-properties fo:font-size="18pt" officeooo:rsid="002f5d4c" style:font-name-asian="Microsoft YaHei" style:font-size-asian="18pt" style:font-name-complex="Arial1" style:font-size-complex="18pt"/>
    </style:style>
    <style:style style:name="T7" style:family="text">
      <style:text-properties style:font-name="Arial"/>
    </style:style>
    <style:style style:name="T8" style:family="text">
      <style:text-properties style:font-name="Arial" officeooo:rsid="00344e94"/>
    </style:style>
    <style:style style:name="T9" style:family="text">
      <style:text-properties style:font-name="Arial" officeooo:rsid="003622be"/>
    </style:style>
    <style:style style:name="T10" style:family="text">
      <style:text-properties style:font-name="Arial" officeooo:rsid="00375e4b"/>
    </style:style>
    <style:style style:name="T11" style:family="text">
      <style:text-properties style:font-name="Arial" officeooo:rsid="00390393"/>
    </style:style>
    <style:style style:name="T12" style:family="text">
      <style:text-properties style:font-name="Arial" officeooo:rsid="0039ddd3"/>
    </style:style>
    <style:style style:name="T13" style:family="text">
      <style:text-properties style:font-name="Arial" officeooo:rsid="0033f18b"/>
    </style:style>
    <style:style style:name="T14" style:family="text">
      <style:text-properties style:font-name="Arial" officeooo:rsid="003aca24"/>
    </style:style>
    <style:style style:name="T15" style:family="text">
      <style:text-properties style:font-name="Arial" officeooo:rsid="003cb774"/>
    </style:style>
    <style:style style:name="T16" style:family="text">
      <style:text-properties style:font-name="Arial" officeooo:rsid="003e47ea"/>
    </style:style>
    <style:style style:name="T17" style:family="text">
      <style:text-properties style:font-name="Arial" officeooo:rsid="003fdab9"/>
    </style:style>
    <style:style style:name="T18" style:family="text">
      <style:text-properties style:font-name="Arial" officeooo:rsid="004043fd"/>
    </style:style>
    <style:style style:name="T19" style:family="text">
      <style:text-properties style:font-name="Arial" officeooo:rsid="004201eb"/>
    </style:style>
    <style:style style:name="T20" style:family="text">
      <style:text-properties style:font-name="Arial" officeooo:rsid="004312c0"/>
    </style:style>
    <style:style style:name="T21" style:family="text">
      <style:text-properties style:font-name="Arial" officeooo:rsid="004453e2"/>
    </style:style>
    <style:style style:name="T22" style:family="text">
      <style:text-properties style:font-name="Arial" officeooo:rsid="0044f034"/>
    </style:style>
    <style:style style:name="T23" style:family="text">
      <style:text-properties style:font-name="Arial" officeooo:rsid="0045632a"/>
    </style:style>
    <style:style style:name="T24" style:family="text">
      <style:text-properties style:font-name="Arial" officeooo:rsid="00458d37"/>
    </style:style>
    <style:style style:name="T25" style:family="text">
      <style:text-properties officeooo:rsid="0045ba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AT MS555 Assignment <text:span text:style-name="T6">4.1</text:span></text:p>
      <text:p text:style-name="P3">C<text:span text:style-name="T2">huck Norris</text:span></text:p>
      <text:p text:style-name="P1"/>
      <text:h text:style-name="P5" text:outline-level="1">Problem Statement</text:h>
      <text:p text:style-name="P11">Chuck Norris is somehow trapped inside the body of a Pokemon in the North Korean city of Pyongyang. <text:span text:style-name="T3">Our team needs to stealthily enter Pyongyang and extract Chuck Norris, ideally without starting an armed international conflict or getting themselves killed, so he be freed from some sort of curse and delivered to Washington D.C. and save the world from itself.</text:span></text:p>
      <text:h text:style-name="P5" text:outline-level="1">Gold Card</text:h>
      <text:h text:style-name="P8" text:outline-level="3">Cost</text:h>
      <text:p text:style-name="P13">$10,000,000 USD</text:p>
      <text:h text:style-name="P8" text:outline-level="3">Schedule</text:h>
      <text:p text:style-name="P13">4 months</text:p>
      <text:h text:style-name="P8" text:outline-level="3">Scope</text:h>
      <text:list xml:id="list711519534" text:style-name="L1">
        <text:list-item>
          <text:p text:style-name="P12">Infiltrate North Korea.</text:p>
        </text:list-item>
        <text:list-item>
          <text:p text:style-name="P12">Rescue Chuck Norris.</text:p>
        </text:list-item>
        <text:list-item>
          <text:p text:style-name="P14"><text:span text:style-name="T2">Free Chuck Norris from his Pokemon prison.</text:span></text:p>
        </text:list-item>
        <text:list-item>
          <text:p text:style-name="P12">Deliver non-Pokemon Chuck Norris to Washington D.C.</text:p>
        </text:list-item>
      </text:list>
      <text:h text:style-name="P8" text:outline-level="3">The Problem</text:h>
      <text:p text:style-name="P11">Rescue Chuck Norris from North Korea, <text:span text:style-name="T4">free him from a curse, and deliver him to D.C.</text:span></text:p>
      <text:h text:style-name="P8" text:outline-level="3">The Customer<text:span text:style-name="T1">s</text:span></text:h>
      <text:p text:style-name="P11">Chuck Norris and the population of Earth who need his help.</text:p>
      <text:p text:style-name="P1"/>
      <text:h text:style-name="P7" text:outline-level="1">The Plan</text:h>
      <text:p text:style-name="P15"><text:tab/><text:span text:style-name="T5">The rough plan is to drop two teams of soldiers deep into North Korea’s Pyongyang under the cover of night. The first team will have the express goal of disabling the power grid of the city as both a distraction and to ensure that the other team can operate under cover of darkness. The second team will proceed to the Ryugyong Hotel to locate and extract Chuck Norris.</text:span></text:p>
      <text:h text:style-name="P9" text:outline-level="3">Procurement</text:h>
      <text:p text:style-name="P18"><text:span text:style-name="T7"><text:tab/></text:span><text:span text:style-name="T8">This mission, as planned, will require a wide assortment of equipment that needs to be procured prior to it’s execution. Insertion will require a seaplane capable of traveling a minimum distance of 1500 miles and with a decent service ceiling; something s</text:span><text:span text:style-name="T9">imilar to</text:span><text:span text:style-name="T8"> a Grumman Albatross would suffice, </text:span><text:span text:style-name="T9">but a wide variety of aircraft a</text:span><text:span text:style-name="T10">re suitable</text:span><text:span text:style-name="T9">. </text:span><text:span text:style-name="T10">The drop team will need to be outfitted with standard ram air parachutes for a safe </text:span><text:span text:style-name="T11">and </text:span><text:span text:style-name="T10">controlled landing in Pyongyang.</text:span><text:span text:style-name="T9"> </text:span><text:span text:style-name="T10">Each member of the ground team will </text:span><text:span text:style-name="T11">also </text:span><text:span text:style-name="T10">need to be equipped with basic gear, night vision gog</text:span><text:span text:style-name="T11">gles, thermal cameras, and some form of compact weaponry like a UMP </text:span><text:span text:style-name="T12">for </text:span><text:span text:style-name="T11">if/</text:span><text:span text:style-name="T12">when</text:span><text:span text:style-name="T11"> things go south. In addition to the per-unit equipment, two Fulton recovery devices will be carried by the ground team for extraction. </text:span><text:span text:style-name="T12">Extraction will require a second, similar plane capable of having a Fulton nose cone and guard wires attached and the corresponding internal mechanisms installed.</text:span></text:p>
      <text:h text:style-name="P8" text:outline-level="3">Recruitment</text:h>
      <text:p text:style-name="P10"><text:span text:style-name="T13"><text:tab/></text:span><text:span text:style-name="T14">Recruitment is a major aspect of this plan. We want to keep the team large enough to accomplish the goal but small enough that we limit our chances of starting a war in the East Asia. To that end, </text:span><text:span text:style-name="T15">the plan will require 4 trained pilots (2 per plane) that ideally have seaplane and combat flight training as they’ll be responsible for getting the ground team in and out of North Korea. 10 troops will be required for the extraction of Chuck Norris. 8 of the troops will be dropped into Pyongyang and should have extensive combat experience as well as some experience with HALO jumps and nighttime operations. The remaining 2 troops will remain with the second aircraft, ready to deploy countermeasures as necessary and to operate the Fulton recovery system installed on the trailing plane.</text:span></text:p>
      <text:p text:style-name="P10"><text:span text:style-name="T15"><text:tab/>The unusual situation that Chuck Norris has found himself in also raises the need for some sort of magician or </text:span><text:span text:style-name="T16">spiritual healer to free him from the strange Pokemon curse afflicting him. I have to assume a witch doctor would suffice to clear up Chuck Norris’s issues, but failing that potentially some form of clergy could exercise him out of the Pokemon body. This will be the least straightforward part of this entire plan.</text:span></text:p>
      <text:h text:style-name="P8" text:outline-level="3">Execution</text:h>
      <text:p text:style-name="P10"><text:span text:style-name="T13"><text:tab/></text:span><text:span text:style-name="T16">Once all necessary equipment and personnel are located and setup, the operation will commence by loading and launching the first plane with two pilots and the eight ground crew taking part in the Pyongyang mission. The first plane will depart from a small private airport in South Korea </text:span><text:span text:style-name="T17">at dusk </text:span><text:span text:style-name="T16">and head directly out to sea to the West, only turning North when it is far </text:span><text:soft-page-break/><text:span text:style-name="T16">enough out to be at the edge of most ground-based radar systems (appx 150 miles). The first plane will continue North until approximately even with Pyongyang t</text:span><text:span text:style-name="T18">hen</text:span><text:span text:style-name="T16"> head directly inland. Once the plane is above Pyongyang and flying at it’s service ceiling, the e</text:span><text:span text:style-name="T17">ight</text:span><text:span text:style-name="T16"> ground troops will perform a HALO jump </text:span><text:span text:style-name="T18">and attempt to land at the </text:span><text:span text:style-name="T19">sports center along the Potong River to the north of the Pothonggang Hotel.</text:span></text:p>
      <text:p text:style-name="P10"><text:span text:style-name="T19"><text:tab/>As soon as the ground squad has deployed the pilots of the first plane one will proceed across North Korea and loop back around to South Korea once off radar. The ground squad will regroup on the ground at the intended landing zone, then divide into two teams of four for the diversion and rescue. Each team will have it’s own Fulton recover device in the event that either the diversion team takes longer than expected or for any reason the two teams cannot regroup at the defined extraction point.</text:span></text:p>
      <text:p text:style-name="P10"><text:span text:style-name="T19"><text:tab/>Team one will proceed South along the Potong River until they reach the Pyongyang Thermal Power Plant and </text:span><text:span text:style-name="T20">do whatever is required to disable it. Ideally the team can disable the power plant without destroying it outright or drawing unwanted attention, but </text:span><text:span text:style-name="T21">all options are on the table. If things go as planned Pyongyang will be under an extended blackout, including the government and military buildings that are most likely to have consistent power, which will help the other team get to their destination with less obstruction. Once team one has completed their goal successfully, they will head back up the Potang River to regroup with team two for extraction.</text:span></text:p>
      <text:p text:style-name="P10"><text:span text:style-name="T21"><text:tab/>While team one heads South, team two will proceed North along the Potang River until they reach the Ryugyong Hotel. Pyongyang is by far the most electricity-rich area in North Korea, but it’s dated power system is frequently either entirely down or under strict rationing by the government, meaning team two should be able to operate in almost total darkness as they make their way to the target site. Once team two reaches the Ryugyong Hotel they will proceed inside and locate the target, then make </text:span><text:span text:style-name="T22">their </text:span><text:span text:style-name="T21">way to the </text:span><text:span text:style-name="T22">extraction site outside the Pyongyang Arena.</text:span></text:p>
      <text:p text:style-name="P10"><text:span text:style-name="T22"><text:tab/>As soon as the ground teams are dropped from aircraft one, aircraft two will launch from the same airstrip in South Korea and follow a similar path to the first plane. It will circle at sea once it reaches the latitude of Pyongyang, maintaining a low altitude to avoid land-based </text:span><text:span text:style-name="T23">radar. Once the target is secured, the ground teams will notify the pilots of aircraft two and start preparations for a Fulton recovery at the extraction point (or points if the teams were unable to regroup at the original extraction point). Aircraft two will proceed to Pyongyang, maintaining low altitude, and perform a recovery of the teams, then climb and continue to the East </text:span><text:span text:style-name="T24">until out of radar range. Countermeasures, in the form of decoy flares, will be installed into both aircraft in the event that surface-to-air missiles are used.</text:span></text:p>
      <text:h text:style-name="P8" text:outline-level="3">Clean-Up</text:h>
      <text:p text:style-name="P16"><text:tab/><text:span text:style-name="T25">Once Chuck Norris has been extracted and the teams are reunited on land in South Korea the ground troops can be dismissed, and Chuck Norris in Pokemon form can be delivered to the witch doctor, and then on to Washington D.C. once he’s cured.</text:span></text:p>
      <text:h text:style-name="P6" text:outline-level="1">References</text:h>
      <text:list xml:id="list1842992373" text:style-name="L2">
        <text:list-item>
          <text:p text:style-name="P17">Google. (n.d.). [Pyongyang Thermal Power Plant]. Retrieved June 07, 2020, from https://goo.gl/maps/WJrtvk4QX4PLgg816</text:p>
        </text:list-item>
        <text:list-item>
          <text:p text:style-name="P17">Google. (n.d.). [Ryugyong Hotel]. Retrieved June 07, 2020, from https://goo.gl/maps/3ihuetyVHuQ4nbmr6</text:p>
        </text:list-item>
        <text:list-item>
          <text:p text:style-name="P17">Grumman HU-16 Albatross. (n.d.). Retrieved June 07, 2020, from http://www.warbirdalley.com/hu16.htm</text:p>
        </text:list-item>
        <text:list-item>
          <text:p text:style-name="P17">High-Altitude Airdrop Missions. (n.d.). Retrieved June 07, 2020, from https://www.globalsecurity.org/military/ops/airborne-halo-haho.htm</text:p>
        </text:list-item>
        <text:list-item>
          <text:p text:style-name="P17">How do you track a plane? (2014, March 17). Retrieved June 07, 2020, from https://www.bbc.com/news/world-asia-pacific-26544554</text:p>
        </text:list-item>
        <text:list-item>
          <text:p text:style-name="P17">National Energy Grid of North Korea. (n.d.). Retrieved June 07, 2020, from http://www.geni.org/globalenergy/library/national_energy_grid/north-korea/index.shtml</text:p>
        </text:list-item>
        <text:list-item>
          <text:p text:style-name="P17">Robert Fulton's Skyhook and Operation Coldfeet. (2011, August 04). Retrieved June 07, 2020, from https://www.cia.gov/library/center-for-the-study-of-intelligence/kent-csi/vol38no5/html/v38i5a11p.htm</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officeooo:rsid="000ac9cb" officeooo:paragraph-rsid="000ac9cb"/>
    </style:style>
    <style:page-layout style:name="Mpm1">
      <style:page-layout-properties fo:page-width="8.5in" fo:page-height="11in" style:num-format="1" style:print-orientation="portrait" fo:margin-top="0.65in" fo:margin-bottom="0.65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4:35:56.722000000</meta:creation-date>
    <dc:date>2020-06-07T18:28:53.343000000</dc:date>
    <meta:editing-duration>PT4H56M31S</meta:editing-duration>
    <meta:editing-cycles>29</meta:editing-cycles>
    <meta:generator>LibreOffice/6.3.6.2$Windows_X86_64 LibreOffice_project/2196df99b074d8a661f4036fca8fa0cbfa33a497</meta:generator>
    <meta:print-date>2020-06-07T15:16:09.253000000</meta:print-date>
    <meta:document-statistic meta:table-count="0" meta:image-count="0" meta:object-count="0" meta:page-count="4" meta:paragraph-count="42" meta:word-count="1282" meta:character-count="7876" meta:non-whitespace-character-count="6637"/>
  </office:meta>
</office:document-meta>
</file>